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3" style:family="paragraph" style:parent-style-name="Standard" style:list-style-name="L1"/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zysztof Blankiewicz <text:s/>- program</text:p>
      <text:p text:style-name="P1">Opis wykonanych testów:</text:p>
      <text:p text:style-name="P1"/>
      <text:p text:style-name="P1"/>
      <text:p text:style-name="Standard">1. Otrzymane wartości:</text:p>
      <text:p text:style-name="Standard">x – liczba, z której liczony jest sinus</text:p>
      <text:p text:style-name="Standard">Dla maksymalnej dokładności oraz</text:p>
      <text:list xml:id="list12086643991" text:style-name="L1">
        <text:list-item>
          <text:p text:style-name="P3">x = 3.14 (ok. Pi) program zwraca wartość -0.011546, a sin(pi) = 0.</text:p>
        </text:list-item>
        <text:list-item>
          <text:p text:style-name="P3">x = 1.56 (ok. Pi/2) program zwraca wartość 0.999941, a sin(pi/2) = 1.</text:p>
        </text:list-item>
        <text:list-item>
          <text:p text:style-name="P3">x = 1.047 (ok. Pi/3) program zwraca wartość 0.865927, a sin(pi/3) = sqrt(3)/2, czyli ok. 0.866</text:p>
        </text:list-item>
        <text:list-item>
          <text:p text:style-name="P3">x = 0.52 (ok. Pi/6) program zwraca wartość 0.496880, a sin(pi/6) = 0.5.</text:p>
        </text:list-item>
        <text:list-item>
          <text:p text:style-name="P3">x = 0.785 (ok. Pi/4) program zwraca wartość 0.706825, a sin(pi/4) = sqrt(2)/2, czyli ok. 0.705</text:p>
        </text:list-item>
      </text:list>
      <text:p text:style-name="Standard"/>
      <text:p text:style-name="Standard">2. Dokładność</text:p>
      <text:p text:style-name="Standard">Maksymalna dokładność jaką program liczy, to około 0.000001. Podanie mniejszych wartości dokładności nie poprawia w żaden sposób wyniku.</text:p>
      <text:p text:style-name="Standard"/>
      <text:p text:style-name="Standard">3. Dane</text:p>
      <text:p text:style-name="Standard">Program działa dla danych wejściowych z zakresu (-3.14, 3.14). Dla innych danych rozwinięcie jest rozbieżne. Najmniejsza dokładność (dokładność jest tutaj wielkością oznaczającą błąd) to ok. 0.000001. Podanie mniejszej wartości nie poprawia działanie programu.</text:p>
      <text:p text:style-name="Standard"/>
      <text:p text:style-name="Standard">4.</text:p>
      <text:p text:style-name="Standard">W programie zawarłem funkcję int factorial(n), która wylicza silnię z liczby naturalnej n. Dla wartości n=17 oraz kilku z kolejnych z nieznanych mi przyczyn zwraca ona liczbę ujemną. Dlatego w 18 linii kodu zawarłem warunek if(x &lt; 17). Oznacza to, że uwzględniam jedynie pierwsze 8 składników sumy. Nie zmniejsza to dokładności do nie akceptowalnego poziom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agłówek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4791in" fo:margin-right="0.54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krzyś</meta:initial-creator>
    <meta:creation-date>2017-11-06T23:49:00Z</meta:creation-date>
    <dc:date>2017-11-08T16:45:43</dc:date>
    <meta:editing-cycles>2</meta:editing-cycles>
    <meta:editing-duration>PT23M</meta:editing-duration>
    <meta:document-statistic meta:table-count="0" meta:image-count="0" meta:object-count="0" meta:page-count="1" meta:paragraph-count="16" meta:word-count="209" meta:character-count="1323" meta:non-whitespace-character-count="1134"/>
    <meta:template xlink:type="simple" xlink:actuate="onRequest" xlink:title="" xlink:href="Normal"/>
  </office:meta>
</office:document-meta>
</file>